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text-properties style:font-name="Liberation Sans" officeooo:paragraph-rsid="0090e33a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paragraph-rsid="0097c917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paragraph-rsid="00549203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ans" officeooo:paragraph-rsid="0028b7b3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08f15aa" officeooo:paragraph-rsid="0097c917" fo:background-color="transparent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d3d69"/>
    </style:style>
    <style:style style:name="T4" style:family="text">
      <style:text-properties officeooo:rsid="00933965"/>
    </style:style>
    <style:style style:name="T5" style:family="text">
      <style:text-properties officeooo:rsid="0011b580"/>
    </style:style>
    <style:style style:name="T6" style:family="text">
      <style:text-properties officeooo:rsid="0074b2fd"/>
    </style:style>
    <style:style style:name="T7" style:family="text">
      <style:text-properties officeooo:rsid="0097c917"/>
    </style:style>
    <style:style style:name="T8" style:family="text">
      <style:text-properties fo:font-weight="bold" officeooo:rsid="0097c917" style:font-weight-asian="bold" style:font-weight-complex="bold"/>
    </style:style>
    <style:style style:name="T9" style:family="text">
      <style:text-properties fo:font-weight="bold" officeooo:rsid="0097ec91" fo:background-color="transparent" loext:char-shading-value="0" style:font-weight-asian="bold" style:font-weight-complex="bold"/>
    </style:style>
    <style:style style:name="T10" style:family="text">
      <style:text-properties fo:font-weight="bold" officeooo:rsid="00549203" fo:background-color="transparent" loext:char-shading-value="0" style:font-weight-asian="bold" style:font-weight-complex="bold"/>
    </style:style>
    <style:style style:name="T11" style:family="text">
      <style:text-properties officeooo:rsid="0090e33a"/>
    </style:style>
    <style:style style:name="T12" style:family="text">
      <style:text-properties officeooo:rsid="008f15aa" fo:background-color="transparent" loext:char-shading-value="0"/>
    </style:style>
    <style:style style:name="T13" style:family="text">
      <style:text-properties officeooo:rsid="009a975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2">funcionais</text:span></text:p>
      <text:p text:style-name="P2"/>
      <text:p text:style-name="P2"><text:span text:style-name="T5">Data: </text:span><text:span text:style-name="T6">25</text:span><text:span text:style-name="T3">/0</text:span><text:span text:style-name="T6">7</text:span><text:span text:style-name="T3">/2022</text:span></text:p>
      <text:p text:style-name="P3">Versão: <text:span text:style-name="T3">1.</text:span><text:span text:style-name="T7">1</text:span></text:p>
      <text:p text:style-name="P4"><text:span text:style-name="T7">Revisão</text:span><text:span text:style-name="T11">: </text:span><text:span text:style-name="T13">22</text:span><text:span text:style-name="T11">/0</text:span><text:span text:style-name="T4">9</text:span><text:span text:style-name="T11">/2022</text:span></text:p>
      <text:p text:style-name="P4"/>
      <text:p text:style-name="P4"/>
      <text:p text:style-name="P5"><text:span text:style-name="T8">Função:</text:span><text:span text:style-name="T7"> S</text:span><text:span text:style-name="T12">istema gerencial para pequenos comércios no ramo de Pet Shops.</text:span></text:p>
      <text:p text:style-name="P10"/>
      <text:p text:style-name="P6"><text:span text:style-name="T10">Requisitos Funcionais</text:span><text:span text:style-name="T9">:</text:span></text:p>
      <text:p text:style-name="P8"/>
      <text:list xml:id="list4041145532" text:style-name="L2">
        <text:list-item>
          <text:p text:style-name="P9">RF-001 Cadastrar cliente</text:p>
        </text:list-item>
        <text:list-item>
          <text:p text:style-name="P9">RF-002 Pesquisar cliente</text:p>
        </text:list-item>
        <text:list-item>
          <text:p text:style-name="P9">RF-003 Cadastrar animal</text:p>
        </text:list-item>
        <text:list-item>
          <text:p text:style-name="P9">RF-004 Pesquisar animal</text:p>
        </text:list-item>
        <text:list-item>
          <text:p text:style-name="P9">RF-005 Cadastrar agenda</text:p>
        </text:list-item>
        <text:list-item>
          <text:p text:style-name="P9">RF-006 Pesquisar agenda</text:p>
        </text:list-item>
        <text:list-item>
          <text:p text:style-name="P9">RF-007 Cadastrar venda</text:p>
        </text:list-item>
        <text:list-item>
          <text:p text:style-name="P9">RF-008 Pesquisar venda</text:p>
        </text:list-item>
        <text:list-item>
          <text:p text:style-name="P9">RF-009 Cadastrar produto</text:p>
        </text:list-item>
        <text:list-item>
          <text:p text:style-name="P9">RF-010 Pesquisar produto</text:p>
        </text:list-item>
        <text:list-item>
          <text:p text:style-name="P9">RF-011 Cadastrar empresa</text:p>
        </text:list-item>
        <text:list-item>
          <text:p text:style-name="P9">RF-012 Cadastrar vacina</text:p>
        </text:list-item>
        <text:list-item>
          <text:p text:style-name="P9">RF-013 Pesquisar vacina</text:p>
        </text:list-item>
        <text:list-item>
          <text:p text:style-name="P9">RF-014 Gerar comprovante de venda em PDF</text:p>
        </text:list-item>
        <text:list-item>
          <text:p text:style-name="P9">RF-015 Cadastrar fornecedor</text:p>
        </text:list-item>
        <text:list-item>
          <text:p text:style-name="P9">RF-016 Pesquisar fornecedor</text:p>
        </text:list-item>
        <text:list-item>
          <text:p text:style-name="P9">RF-017 Cadastrar financeiro</text:p>
        </text:list-item>
        <text:list-item>
          <text:p text:style-name="P9">RF-018 Pesquisar financeiro</text:p>
        </text:list-item>
        <text:list-item>
          <text:p text:style-name="P9">RF-019 Notificações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5" meta:word-count="102" meta:character-count="661" meta:non-whitespace-character-count="603"/>
  </office:meta>
</office:document-meta>
</file>